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 style:list-style-name="L2">
      <style:graphic-properties draw:stroke="solid" svg:stroke-width="0.106cm" svg:stroke-color="#000000" draw:stroke-linejoin="miter" draw:fill="solid" draw:fill-color="#e6e6e6" draw:textarea-horizontal-align="justify" draw:textarea-vertical-align="top" draw:auto-grow-height="true" fo:min-height="7.267cm" fo:padding-top="0.13cm" fo:padding-bottom="0.13cm" fo:padding-left="0.25cm" fo:padding-right="0.25cm" fo:wrap-option="wrap" draw:shadow="hidden" draw:shadow-color="#cecece"/>
    </style:style>
    <style:style style:name="gr2" style:family="graphic" style:parent-style-name="standard" style:list-style-name="L2">
      <style:graphic-properties draw:stroke="solid" svg:stroke-width="0.106cm" svg:stroke-color="#000000" draw:stroke-linejoin="miter" draw:fill="solid" draw:fill-color="#00ffff" draw:textarea-horizontal-align="justify" draw:textarea-vertical-align="top" draw:auto-grow-height="true" fo:min-height="2.36cm" fo:padding-top="0.13cm" fo:padding-bottom="0.13cm" fo:padding-left="0.25cm" fo:padding-right="0.25cm" fo:wrap-option="wrap" draw:shadow="hidden" draw:shadow-color="#cecece"/>
    </style:style>
    <style:style style:name="gr3" style:family="graphic" style:parent-style-name="standard" style:list-style-name="L2">
      <style:graphic-properties draw:stroke="solid" svg:stroke-width="0.106cm" svg:stroke-color="#000000" draw:stroke-linejoin="miter" draw:fill="solid" draw:fill-color="#ffcc99" draw:fill-gradient-name="Gradient_20_1" draw:textarea-horizontal-align="justify" draw:textarea-vertical-align="top" draw:auto-grow-height="true" fo:min-height="1.181cm" fo:padding-top="0.13cm" fo:padding-bottom="0.13cm" fo:padding-left="0.25cm" fo:padding-right="0.25cm" fo:wrap-option="wrap" draw:shadow="hidden" draw:shadow-color="#cecece"/>
    </style:style>
    <style:style style:name="gr4" style:family="graphic" style:parent-style-name="standard" style:list-style-name="L2">
      <style:graphic-properties draw:stroke="solid" svg:stroke-width="0.106cm" svg:stroke-color="#000000" draw:stroke-linejoin="miter" draw:fill="solid" draw:fill-color="#ffff66" draw:fill-gradient-name="Gradient_20_1" draw:textarea-horizontal-align="justify" draw:textarea-vertical-align="top" draw:auto-grow-height="true" fo:min-height="1.228cm" fo:padding-top="0.13cm" fo:padding-bottom="0.13cm" fo:padding-left="0.25cm" fo:padding-right="0.25cm" fo:wrap-option="wrap" draw:shadow="hidden" draw:shadow-color="#cecece"/>
    </style:style>
    <style:style style:name="gr5" style:family="graphic" style:parent-style-name="standard" style:list-style-name="L2">
      <style:graphic-properties draw:stroke="solid" svg:stroke-width="0.106cm" svg:stroke-color="#000000" draw:stroke-linejoin="miter" draw:fill="solid" draw:fill-color="#ccffff" draw:fill-gradient-name="Gradient_20_1" draw:textarea-horizontal-align="justify" draw:textarea-vertical-align="top" draw:auto-grow-height="true" fo:min-height="1.234cm" fo:padding-top="0.13cm" fo:padding-bottom="0.13cm" fo:padding-left="0.25cm" fo:padding-right="0.25cm" fo:wrap-option="wrap" draw:shadow="hidden" draw:shadow-color="#cecece"/>
    </style:style>
    <style:style style:name="gr6" style:family="graphic" style:parent-style-name="standard" style:list-style-name="L2">
      <style:graphic-properties draw:stroke="solid" svg:stroke-width="0.106cm" svg:stroke-color="#000000" draw:stroke-linejoin="miter" draw:fill="solid" draw:fill-color="#ccffff" draw:fill-gradient-name="Gradient_20_1" draw:textarea-horizontal-align="justify" draw:textarea-vertical-align="top" draw:auto-grow-height="true" fo:min-height="1.228cm" fo:padding-top="0.13cm" fo:padding-bottom="0.13cm" fo:padding-left="0.25cm" fo:padding-right="0.25cm" fo:wrap-option="wrap" draw:shadow="hidden" draw:shadow-color="#cecece"/>
    </style:style>
    <style:style style:name="gr7" style:family="graphic" style:parent-style-name="standard" style:list-style-name="L2">
      <style:graphic-properties draw:stroke="solid" svg:stroke-width="0.106cm" svg:stroke-color="#000000" draw:stroke-linejoin="miter" draw:fill="solid" draw:fill-color="#ccffff" draw:fill-gradient-name="Gradient_20_1" draw:textarea-horizontal-align="justify" draw:textarea-vertical-align="top" draw:auto-grow-height="true" fo:min-height="2.065cm" fo:padding-top="0.13cm" fo:padding-bottom="0.13cm" fo:padding-left="0.25cm" fo:padding-right="0.25cm" fo:wrap-option="wrap" draw:shadow="hidden" draw:shadow-color="#cecece"/>
    </style:style>
    <style:style style:name="gr8" style:family="graphic" style:parent-style-name="standard" style:list-style-name="L2">
      <style:graphic-properties draw:stroke="solid" svg:stroke-width="0.106cm" svg:stroke-color="#000000" draw:stroke-linejoin="miter" draw:fill="solid" draw:fill-color="#cccc00" draw:fill-gradient-name="Gradient_20_1" draw:textarea-horizontal-align="justify" draw:textarea-vertical-align="top" draw:auto-grow-height="true" fo:min-height="1.236cm" fo:padding-top="0.13cm" fo:padding-bottom="0.13cm" fo:padding-left="0.25cm" fo:padding-right="0.25cm" fo:wrap-option="wrap" draw:shadow="hidden" draw:shadow-color="#cecece"/>
    </style:style>
    <style:style style:name="gr9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marker-start="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 style:list-style-name="L2">
      <style:graphic-properties draw:stroke="solid" svg:stroke-width="0.106cm" svg:stroke-color="#000000" draw:stroke-linejoin="miter" draw:fill="solid" draw:fill-color="#ffcc99" draw:fill-gradient-name="Gradient_20_1" draw:textarea-horizontal-align="justify" draw:textarea-vertical-align="top" draw:auto-grow-height="true" fo:min-height="1.181cm" fo:padding-top="0.13cm" fo:padding-bottom="0.13cm" fo:padding-left="0.25cm" fo:padding-right="0.25cm" fo:wrap-option="wrap" draw:shadow="hidden" draw:shadow-color="#cecece"/>
    </style:style>
    <style:style style:name="gr13" style:family="graphic" style:parent-style-name="standard" style:list-style-name="L2">
      <style:graphic-properties draw:stroke="solid" svg:stroke-width="0.106cm" svg:stroke-color="#000000" draw:stroke-linejoin="miter" draw:fill="solid" draw:fill-color="#ff8080" draw:fill-gradient-name="Gradient_20_1" draw:textarea-horizontal-align="justify" draw:textarea-vertical-align="top" draw:auto-grow-height="true" fo:min-height="2.065cm" fo:padding-top="0.13cm" fo:padding-bottom="0.13cm" fo:padding-left="0.25cm" fo:padding-right="0.25cm" fo:wrap-option="wrap" draw:shadow="hidden" draw:shadow-color="#cecece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notes">
      <style:graphic-properties draw:stroke="none" draw:fill="none" draw:fill-color="#618ffd" draw:auto-grow-height="true" fo:min-height="11.604cm" draw:shadow="hidden" draw:shadow-color="#919191"/>
    </style:style>
    <style:style style:name="P1" style:family="paragraph">
      <style:paragraph-properties fo:margin-left="0cm" fo:margin-right="0cm" fo:margin-top="0.308cm" fo:margin-bottom="0cm" fo:line-height="150%" fo:text-align="center" fo:text-indent="0cm"/>
      <style:text-properties fo:font-size="16pt" style:font-size-asian="16pt" style:font-size-complex="16pt"/>
    </style:style>
    <style:style style:name="P2" style:family="paragraph">
      <style:paragraph-properties fo:margin-left="0cm" fo:margin-right="0cm" fo:margin-top="0.308cm" fo:margin-bottom="0cm" fo:line-height="150%" fo:text-align="center" fo:text-indent="0cm" style:writing-mode="lr-tb"/>
      <style:text-properties fo:font-size="16pt" style:font-size-asian="16pt" style:font-size-complex="16pt"/>
    </style:style>
    <style:style style:name="P3" style:family="paragraph">
      <style:paragraph-properties fo:margin-left="0cm" fo:margin-right="0cm" fo:margin-top="0.308cm" fo:margin-bottom="0cm" fo:line-height="150%" fo:text-align="center" fo:text-indent="0cm"/>
    </style:style>
    <style:style style:name="P4" style:family="paragraph">
      <style:paragraph-properties fo:margin-left="0cm" fo:margin-right="0cm" fo:margin-top="0.308cm" fo:margin-bottom="0cm" fo:line-height="150%" fo:text-align="center" fo:text-indent="0cm" style:writing-mode="lr-tb"/>
    </style:style>
    <style:style style:name="P5" style:family="paragraph">
      <style:paragraph-properties fo:text-align="center"/>
    </style:style>
    <style:style style:name="T1" style:family="text">
      <style:text-properties fo:font-family="Arial" style:font-pitch="variable" fo:font-size="16pt" fo:font-weight="bold" style:font-size-asian="16pt" style:font-weight-asian="bold" style:font-size-complex="16pt" style:font-weight-complex="bold"/>
    </style:style>
    <style:style style:name="T2" style:family="text">
      <style:text-properties fo:font-family="Arial" style:font-pitch="variable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NETCONF XML Content Model" draw:style-name="dp1" draw:master-page-name="Default">
        <office:forms form:automatic-focus="false" form:apply-design-mode="false"/>
        <draw:custom-shape draw:style-name="gr1" draw:text-style-name="P2" draw:layer="layout" svg:width="8.63cm" svg:height="7.527cm" svg:x="8.118cm" svg:y="5.093cm">
          <text:p text:style-name="P1"><text:span text:style-name="T1">yangcli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3.477cm" svg:height="2.62cm" svg:x="18.986cm" svg:y="7.144cm">
          <text:p text:style-name="P1"><text:span text:style-name="T1">NETCONF</text:span><text:span text:style-name="T1"><text:line-break/></text:span><text:span text:style-name="T1">Agent</text:span></text:p>
          <draw:enhanced-geometry svg:viewBox="0 0 21600 21600" draw:type="mso-spt202" draw:enhanced-path="M 0 0 L 21600 0 21600 21600 0 21600 0 0 Z N"/>
        </draw:custom-shape>
        <draw:custom-shape draw:style-name="gr3" draw:text-style-name="P4" draw:layer="layout" svg:width="3.068cm" svg:height="1.441cm" svg:x="3.27cm" svg:y="6.338cm">
          <text:p text:style-name="P3"><text:span text:style-name="T2">data files</text:span></text:p>
          <draw:enhanced-geometry svg:viewBox="0 0 21600 21600" draw:type="mso-spt202" draw:enhanced-path="M 0 0 L 21600 0 21600 21600 0 21600 0 0 Z N"/>
        </draw:custom-shape>
        <draw:custom-shape draw:style-name="gr4" draw:text-style-name="P4" draw:layer="layout" svg:width="2.94cm" svg:height="1.488cm" svg:x="3.398cm" svg:y="8.488cm">
          <text:p text:style-name="P3"><text:span text:style-name="T2">modules</text:span></text:p>
          <draw:enhanced-geometry svg:viewBox="0 0 21600 21600" draw:type="mso-spt202" draw:enhanced-path="M 0 0 L 21600 0 21600 21600 0 21600 0 0 Z N"/>
        </draw:custom-shape>
        <draw:custom-shape draw:style-name="gr5" draw:text-style-name="P4" draw:layer="layout" svg:width="2.883cm" svg:height="1.494cm" svg:x="12.316cm" svg:y="14.54cm">
          <text:p text:style-name="P3"><text:span text:style-name="T2">scripts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" draw:text-style-name="P4" draw:layer="layout" svg:width="2.883cm" svg:height="1.488cm" svg:x="6.561cm" svg:y="14.626cm">
          <text:p text:style-name="P3"><text:span text:style-name="T2">CLI</text:span></text:p>
          <draw:enhanced-geometry svg:viewBox="0 0 21600 21600" draw:type="mso-spt202" draw:enhanced-path="M 0 0 L 21600 0 21600 21600 0 21600 0 0 Z N"/>
        </draw:custom-shape>
        <draw:custom-shape draw:style-name="gr7" draw:text-style-name="P4" draw:layer="layout" svg:width="3.513cm" svg:height="2.325cm" svg:x="8.673cm" svg:y="9.666cm">
          <text:p text:style-name="P3"><text:span text:style-name="T2">command</text:span><text:span text:style-name="T2"><text:line-break/></text:span><text:span text:style-name="T2">interpreter</text:span></text:p>
          <draw:enhanced-geometry svg:viewBox="0 0 21600 21600" draw:type="mso-spt202" draw:enhanced-path="M 0 0 L 21600 0 21600 21600 0 21600 0 0 Z N"/>
        </draw:custom-shape>
        <draw:custom-shape draw:style-name="gr8" draw:text-style-name="P4" draw:layer="layout" svg:width="2.883cm" svg:height="1.496cm" svg:x="8.759cm" svg:y="6.832cm">
          <text:p text:style-name="P3"><text:span text:style-name="T2">variables</text:span></text:p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9" draw:layer="layout" svg:x1="6.437cm" svg:y1="7.108cm" svg:x2="7.937cm" svg:y2="7.117cm">
          <text:p/>
        </draw:line>
        <draw:line draw:style-name="gr10" draw:layer="layout" svg:x1="6.476cm" svg:y1="9.201cm" svg:x2="8.096cm" svg:y2="9.207cm">
          <text:p/>
        </draw:line>
        <draw:frame draw:style-name="gr11" draw:layer="layout" svg:width="10.332cm" svg:height="1.267cm" svg:x="7.723cm" svg:y="3.456cm">
          <draw:text-box>
            <text:p>yangcli NETCONF Manager</text:p>
          </draw:text-box>
        </draw:frame>
        <draw:custom-shape draw:style-name="gr12" draw:text-style-name="P4" draw:layer="layout" svg:width="3.068cm" svg:height="1.441cm" svg:x="13.14cm" svg:y="10.123cm">
          <text:p text:style-name="P3"><text:span text:style-name="T2">log files</text:span></text:p>
          <draw:enhanced-geometry svg:viewBox="0 0 21600 21600" draw:type="mso-spt202" draw:enhanced-path="M 0 0 L 21600 0 21600 21600 0 21600 0 0 Z N"/>
        </draw:custom-shape>
        <draw:line draw:style-name="gr10" draw:layer="layout" svg:x1="8.043cm" svg:y1="14.658cm" svg:x2="9.736cm" svg:y2="12.779cm">
          <text:p/>
        </draw:line>
        <draw:line draw:style-name="gr10" draw:layer="layout" svg:x1="13.652cm" svg:y1="14.42cm" svg:x2="11.35cm" svg:y2="12.7cm">
          <text:p/>
        </draw:line>
        <draw:custom-shape draw:style-name="gr13" draw:text-style-name="P4" draw:layer="layout" svg:width="3.513cm" svg:height="2.325cm" svg:x="12.668cm" svg:y="6.756cm">
          <text:p text:style-name="P3"><text:span text:style-name="T2">data</text:span><text:span text:style-name="T2"><text:line-break/></text:span><text:span text:style-name="T2">interpreter</text:span></text:p>
          <draw:enhanced-geometry svg:viewBox="0 0 21600 21600" draw:type="mso-spt202" draw:enhanced-path="M 0 0 L 21600 0 21600 21600 0 21600 0 0 Z N"/>
        </draw:custom-shape>
        <draw:custom-shape draw:style-name="gr14" draw:text-style-name="P5" draw:layer="layout" svg:width="1.667cm" svg:height="1.19cm" svg:x="17.092cm" svg:y="7.96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0" draw:layer="layout" svg:x1="14.499cm" svg:y1="9.155cm" svg:x2="14.499cm" svg:y2="10.028cm">
          <text:p/>
        </draw:line>
        <draw:line draw:style-name="gr9" draw:layer="layout" svg:x1="10.089cm" svg:y1="8.431cm" svg:x2="10.107cm" svg:y2="9.552cm">
          <text:p/>
        </draw:line>
        <draw:line draw:style-name="gr9" draw:layer="layout" svg:x1="10.936cm" svg:y1="9.516cm" svg:x2="12.489cm" svg:y2="8.493cm">
          <text:p/>
        </draw:line>
        <presentation:notes draw:style-name="dp2">
          <draw:page-thumbnail draw:layer="layout" svg:width="12.885cm" svg:height="9.662cm" svg:x="3.259cm" svg:y="1.936cm" draw:page-number="1"/>
          <draw:frame presentation:style-name="pr1" draw:layer="layout" svg:width="14.225cm" svg:height="11.868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cm" fo:padding-bottom="0cm" fo:padding-left="0.053cm" fo:padding-right="0.053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2cm" fo:padding-bottom="0.132cm" fo:padding-left="0.26cm" fo:padding-right="0.26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 fo:padding-top="0.128cm" fo:padding-bottom="0.128cm" fo:padding-left="0.256cm" fo:padding-right="0.256cm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4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no-wrap" draw:shadow="hidden" draw:shadow-color="#919191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85cm" fo:min-width="0cm" fo:padding-top="0.128cm" fo:padding-bottom="0.128cm" fo:padding-left="0.256cm" fo:padding-right="0.256cm" fo:wrap-option="no-wrap" draw:shadow="hidden" draw:shadow-color="#cecece"/>
    </style:style>
    <style:style style:name="Mpr2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r3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margin-left="0cm" fo:margin-right="0cm" fo:line-height="100%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14pt" style:font-size-asian="14pt" style:font-size-complex="14pt"/>
    </style:style>
    <style:style style:name="M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4" style:family="text">
      <style:text-properties fo:font-family="Arial" style:font-pitch="variable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99cm" svg:height="6.149cm" svg:x="1cm" svg:y="2.414cm"/>
      <draw:page-thumbnail draw:layer="backgroundobjects" svg:width="8.199cm" svg:height="6.149cm" svg:x="1cm" svg:y="9.814cm"/>
      <draw:page-thumbnail draw:layer="backgroundobjects" svg:width="8.199cm" svg:height="6.149cm" svg:x="1cm" svg:y="17.214cm"/>
      <draw:page-thumbnail draw:layer="backgroundobjects" svg:width="8.199cm" svg:height="6.149cm" svg:x="10.2cm" svg:y="2.414cm"/>
      <draw:page-thumbnail draw:layer="backgroundobjects" svg:width="8.199cm" svg:height="6.149cm" svg:x="10.2cm" svg:y="9.814cm"/>
      <draw:page-thumbnail draw:layer="backgroundobjects" svg:width="8.199cm" svg:height="6.149cm" svg:x="10.2cm" svg:y="17.214cm" draw:page-number="1"/>
      <draw:frame draw:style-name="Mgr1" draw:text-style-name="MP1" draw:layer="backgroundobjects" svg:width="8.418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18cm" svg:height="1.288cm" svg:x="10.9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18cm" svg:height="1.288cm" svg:x="0cm" svg:y="24.49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18cm" svg:height="1.288cm" svg:x="10.981cm" svg:y="24.491cm" presentation:class="page-number">
        <draw:text-box>
          <text:p text:style-name="MP2"><text:span text:style-name="MT1"><text:page-number>1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8.044cm" svg:height="0.849cm" svg:x="8.678cm" svg:y="17.356cm" presentation:class="footer">
        <draw:text-box>
          <text:p text:style-name="MP4"><text:span text:style-name="MT2"><presentation:footer/></text:span></text:p>
        </draw:text-box>
      </draw:fram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frame presentation:style-name="Default-outline1" draw:layer="backgroundobjects" svg:width="19.896cm" svg:height="12.573cm" svg:x="2.832cm" svg:y="3.689cm" presentation:class="outline" presentation:placeholder="true">
        <draw:text-box/>
      </draw:frame>
      <presentation:notes style:page-layout-name="PM0">
        <draw:rect draw:style-name="Mgr4" draw:text-style-name="MP5" draw:layer="backgroundobjects" svg:width="19.4cm" svg:height="25.78cm" svg:x="0cm" svg:y="0cm">
          <text:p/>
        </draw:rect>
        <draw:frame presentation:style-name="Mpr2" draw:text-style-name="MP6" draw:layer="backgroundobjects" svg:width="8.409cm" svg:height="1.293cm" svg:x="-0.001cm" svg:y="-0.004cm" presentation:class="header">
          <draw:text-box>
            <text:p text:style-name="MP6"><text:span text:style-name="MT3"><presentation:header/></text:span></text:p>
          </draw:text-box>
        </draw:frame>
        <draw:frame presentation:style-name="Mpr2" draw:text-style-name="MP7" draw:layer="backgroundobjects" svg:width="8.41cm" svg:height="1.293cm" svg:x="10.993cm" svg:y="-0.004cm" presentation:class="date-time">
          <draw:text-box>
            <text:p text:style-name="MP7"><text:span text:style-name="MT3"><presentation:date-time/></text:span></text:p>
          </draw:text-box>
        </draw:frame>
        <draw:frame presentation:style-name="Mpr3" draw:text-style-name="MP6" draw:layer="backgroundobjects" svg:width="8.409cm" svg:height="1.293cm" svg:x="-0.001cm" svg:y="24.491cm" presentation:class="footer">
          <draw:text-box>
            <text:p text:style-name="MP6"><text:span text:style-name="MT3"><presentation:footer/></text:span></text:p>
          </draw:text-box>
        </draw:frame>
        <draw:frame presentation:style-name="Mpr3" draw:text-style-name="MP7" draw:layer="backgroundobjects" svg:width="8.41cm" svg:height="1.293cm" svg:x="10.993cm" svg:y="24.491cm" presentation:class="page-number">
          <draw:text-box>
            <text:p text:style-name="MP7"><text:span text:style-name="MT3"><text:page-number>1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Mgr5" draw:text-style-name="MP3" draw:layer="backgroundobjects" svg:width="2.774cm" svg:height="0.82cm" svg:x="17.264cm" svg:y="24.685cm">
          <text:p text:style-name="MP8"><text:span text:style-name="MT4"><text:page-number>1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NETCONF Agenda</dc:title>
    <meta:initial-creator>ABB</meta:initial-creator>
    <meta:creation-date>1996-03-04T22:05:50</meta:creation-date>
    <dc:date>2009-07-14T10:11:50</dc:date>
    <meta:print-date>2000-12-09T21:37:10</meta:print-date>
    <meta:editing-cycles>605</meta:editing-cycles>
    <meta:editing-duration>PT201H49M01S</meta:editing-duration>
    <meta:generator>OpenOffice.org/3.0$Unix OpenOffice.org_project/300m15$Build-9379</meta:generator>
    <dc:creator>Andy Bierman</dc:creator>
    <meta:document-statistic meta:object-count="43"/>
    <meta:user-defined meta:name="Info 1"/>
    <meta:user-defined meta:name="Info 2"/>
    <meta:user-defined meta:name="Info 3"/>
    <meta:user-defined meta:name="Info 4"/>
  </office:meta>
</office:document-meta>
</file>